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131cm"/>
    </style:style>
    <style:style style:name="gr2" style:family="graphic" style:parent-style-name="standard">
      <style:graphic-properties draw:stroke="none" svg:stroke-color="#000000" draw:fill="none" draw:fill-color="#ffffff" fo:min-height="0.796cm"/>
    </style:style>
    <style:style style:name="gr3" style:family="graphic" style:parent-style-name="measure" style:list-style-name="L1">
      <style:graphic-properties draw:textarea-vertical-align="middle" draw:line-distance="0.496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measure" style:list-style-name="L1">
      <style:graphic-properties draw:textarea-vertical-align="middle" draw:line-distance="0.496cm"/>
    </style:style>
    <style:style style:name="gr8" style:family="graphic" style:parent-style-name="standard">
      <style:graphic-properties svg:stroke-width="0.051cm" svg:stroke-color="#999999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9" style:family="graphic" style:parent-style-name="measure" style:list-style-name="L1">
      <style:graphic-properties draw:textarea-vertical-align="middle" draw:line-distance="0.496cm"/>
    </style:style>
    <style:style style:name="gr10" style:family="graphic" style:parent-style-name="measure" style:list-style-name="L1">
      <style:graphic-properties draw:textarea-vertical-align="middle" draw:line-distance="0.49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Arial3" fo:font-size="18pt" style:font-name-asian="Arial3" style:font-size-asian="18pt" style:font-name-complex="Arial3" style:font-size-complex="18pt"/>
    </style:style>
    <style:style style:name="T5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564cm" svg:height="2.762cm" svg:x="0.914cm" svg:y="0.905cm">
          <draw:text-box>
            <text:p text:style-name="P1"><text:span text:style-name="T1">Goliath Quadcopter</text:span></text:p>
            <text:p text:style-name="P1"><text:span text:style-name="T1">Cutting Guides – Foam for Propeller Blanks</text:span></text:p>
            <text:p text:style-name="P1"><text:span text:style-name="T1">v1</text:span></text:p>
            <text:p text:style-name="P1"><text:span text:style-name="T2"><text:a xlink:href="http://mccloudaero.com/" xlink:type="simple">mccloudaero.com</text:a></text:span></text:p>
          </draw:text-box>
        </draw:frame>
        <draw:frame draw:style-name="gr2" draw:text-style-name="P4" draw:layer="layout" svg:width="3.556cm" svg:height="1.046cm" svg:x="13.122cm" svg:y="3.493cm">
          <draw:text-box>
            <text:p text:style-name="P3"><text:span text:style-name="T3">4' x 8' x </text:span><text:span text:style-name="T4">½</text:span><text:span text:style-name="T3">”</text:span></text:p>
          </draw:text-box>
        </draw:frame>
        <draw:measure draw:style-name="gr3" draw:text-style-name="P5" draw:layer="measurelines" svg:x1="4.775cm" svg:y1="8.486cm" svg:x2="25.043cm" svg:y2="8.498cm">
          <text:p text:style-name="P5"><text:span text:style-name="T5">96</text:span><text:span text:style-name="T5"><text:measure text:kind="unit">"</text:measure></text:span><text:span text:style-name="T5"><text:measure text:kind="gap"/></text:span></text:p>
        </draw:measure>
        <draw:frame draw:style-name="gr4" draw:text-style-name="P6" draw:layer="layout" svg:width="3.556cm" svg:height="1.4cm" svg:x="13.059cm" svg:y="4.512cm">
          <draw:text-box>
            <text:p text:style-name="P3"><text:span text:style-name="T6">2 Total</text:span></text:p>
          </draw:text-box>
        </draw:frame>
        <draw:custom-shape draw:style-name="gr5" draw:text-style-name="P3" draw:layer="layout" svg:width="20.286cm" svg:height="10.101cm" svg:x="4.803cm" svg:y="8.631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5.09cm" svg:y1="10.858cm" svg:x2="4.803cm" svg:y2="10.858cm">
          <text:p/>
        </draw:line>
        <draw:measure draw:style-name="gr7" draw:text-style-name="P5" draw:layer="layout" svg:x1="4.72cm" svg:y1="18.674cm" svg:x2="4.693cm" svg:y2="8.631cm">
          <text:p text:style-name="P5"><text:span text:style-name="T5">48</text:span><text:span text:style-name="T5"><text:measure text:kind="unit">"</text:measure></text:span><text:span text:style-name="T5"><text:measure text:kind="gap"/></text:span></text:p>
        </draw:measure>
        <draw:line draw:style-name="gr6" draw:text-style-name="P3" draw:layer="layout" svg:x1="22.918cm" svg:y1="18.72cm" svg:x2="22.918cm" svg:y2="10.858cm">
          <text:p/>
        </draw:line>
        <draw:line draw:style-name="gr6" draw:text-style-name="P3" draw:layer="layout" svg:x1="20.918cm" svg:y1="18.72cm" svg:x2="20.918cm" svg:y2="10.858cm">
          <text:p/>
        </draw:line>
        <draw:line draw:style-name="gr6" draw:text-style-name="P3" draw:layer="layout" svg:x1="18.718cm" svg:y1="18.72cm" svg:x2="18.718cm" svg:y2="10.858cm">
          <text:p/>
        </draw:line>
        <draw:line draw:style-name="gr6" draw:text-style-name="P3" draw:layer="layout" svg:x1="16.618cm" svg:y1="18.72cm" svg:x2="16.618cm" svg:y2="10.858cm">
          <text:p/>
        </draw:line>
        <draw:line draw:style-name="gr6" draw:text-style-name="P3" draw:layer="layout" svg:x1="14.518cm" svg:y1="18.72cm" svg:x2="14.518cm" svg:y2="10.858cm">
          <text:p/>
        </draw:line>
        <draw:line draw:style-name="gr6" draw:text-style-name="P3" draw:layer="layout" svg:x1="12.418cm" svg:y1="18.72cm" svg:x2="12.418cm" svg:y2="10.858cm">
          <text:p/>
        </draw:line>
        <draw:line draw:style-name="gr6" draw:text-style-name="P3" draw:layer="layout" svg:x1="10.218cm" svg:y1="18.72cm" svg:x2="10.218cm" svg:y2="10.858cm">
          <text:p/>
        </draw:line>
        <draw:line draw:style-name="gr6" draw:text-style-name="P3" draw:layer="layout" svg:x1="8.218cm" svg:y1="18.72cm" svg:x2="8.218cm" svg:y2="10.858cm">
          <text:p/>
        </draw:line>
        <draw:line draw:style-name="gr6" draw:text-style-name="P3" draw:layer="layout" svg:x1="6.018cm" svg:y1="18.72cm" svg:x2="6.018cm" svg:y2="10.858cm">
          <text:p/>
        </draw:line>
        <draw:line draw:style-name="gr6" draw:text-style-name="P3" draw:layer="layout" svg:x1="17.118cm" svg:y1="10.831cm" svg:x2="17.118cm" svg:y2="8.658cm">
          <text:p/>
        </draw:line>
        <draw:line draw:style-name="gr6" draw:text-style-name="P3" draw:layer="layout" svg:x1="9.018cm" svg:y1="10.832cm" svg:x2="9.018cm" svg:y2="8.659cm">
          <text:p/>
        </draw:line>
        <draw:custom-shape draw:style-name="gr8" draw:text-style-name="P3" draw:layer="layout" svg:width="1.08cm" svg:height="20.18cm" draw:transform="rotate (-1.5707963267949) translate (24.98cm 6.26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27.292998364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measure draw:style-name="gr9" draw:text-style-name="P5" draw:layer="layout" svg:x1="25.09cm" svg:y1="18.876cm" svg:x2="22.926cm" svg:y2="18.885cm">
          <text:p text:style-name="P5"><text:span text:style-name="T5">10</text:span><text:span text:style-name="T5"><text:measure text:kind="unit">"</text:measure></text:span><text:span text:style-name="T5"><text:measure text:kind="gap"/></text:span></text:p>
        </draw:measure>
        <draw:measure draw:style-name="gr10" draw:text-style-name="P5" draw:layer="layout" svg:x1="25.373cm" svg:y1="10.858cm" svg:x2="25.38cm" svg:y2="18.72cm">
          <text:p text:style-name="P5"><text:span text:style-name="T5">38</text:span><text:span text:style-name="T5"><text:measure text:kind="unit">"</text:measure></text:span><text:span text:style-name="T5"><text:measure text:kind="gap"/></text:span></text:p>
        </draw:measure>
        <draw:frame draw:style-name="gr4" draw:text-style-name="P6" draw:layer="layout" svg:width="11.861cm" svg:height="1.787cm" svg:x="1.059cm" svg:y="3.912cm">
          <draw:text-box>
            <text:p text:style-name="P1"><text:span text:style-name="T7">Notes:</text:span></text:p>
            <text:p text:style-name="P1"><text:span text:style-name="T7">Eleven 10” x 38” pieces can be cut from a single sheet.</text:span></text:p>
            <text:p text:style-name="P1"><text:span text:style-name="T7">Twelve pieces are needed to create 4 propellers</text:span><text:span text:style-name="T6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0T21:01:14.360000000</meta:creation-date>
    <dc:date>2014-11-04T11:19:10.725000000</dc:date>
    <meta:editing-duration>P3DT9H18M48S</meta:editing-duration>
    <meta:editing-cycles>55</meta:editing-cycles>
    <meta:generator>LibreOffice/4.1.6.2$Windows_x86 LibreOffice_project/40ff705089295be5be0aae9b15123f687c05b0a</meta:generator>
    <meta:document-statistic meta:object-count="22"/>
  </office:meta>
</office:document-meta>
</file>